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IME SERIES ANALYSIS AND FORECASTING</text:span></text:p>
      <text:p text:style-name="P1"><text:span text:style-name="T1">EX:3 </text:span></text:p>
      <text:p text:style-name="P1"><text:span text:style-name="T1">AIM:TO DEVELOP A LINEAR REGRESSION MODEL FOR FORECASTING TIME SERIES DATA</text:span></text:p>
      <text:p text:style-name="P1"><text:span text:style-name="T1">PROCEDURE:Here’s a shortened version of the procedure to develop a linear regression model for time series analysis on birth rates:</text:span></text:p>
      <text:p text:style-name="P1"><text:span text:style-name="T1"/></text:p>
      <text:p text:style-name="P1"><text:span text:style-name="T1"><text:s/>1. Collect Data</text:span></text:p>
      <text:p text:style-name="P1"><text:span text:style-name="T1">- Gather birth rate data over time (e.g., monthly or yearly).</text:span></text:p>
      <text:p text:style-name="P1"><text:span text:style-name="T1">2. Preprocess Data</text:span></text:p>
      <text:p text:style-name="P1"><text:span text:style-name="T1">- Handle missing values and outliers.</text:span></text:p>
      <text:p text:style-name="P1"><text:span text:style-name="T1">- Check for seasonality and trends (use decomposition if needed).</text:span></text:p>
      <text:p text:style-name="P1"><text:span text:style-name="T1">- Ensure data is stationary, differencing if necessary.</text:span></text:p>
      <text:p text:style-name="P1"><text:span text:style-name="T1">3. Exploratory Data Analysis (EDA)</text:span></text:p>
      <text:p text:style-name="P1"><text:span text:style-name="T1">- Visualize trends and seasonality.</text:span></text:p>
      <text:p text:style-name="P1"><text:span text:style-name="T1">-check autocorrelation patterns (ACF, PACF).</text:span></text:p>
      <text:p text:style-name="P1"><text:span text:style-name="T1">4. Feature Engineering</text:span></text:p>
      <text:p text:style-name="P1"><text:span text:style-name="T1">- Use time as the independent variable (e.g., year/month).</text:span></text:p>
      <text:p text:style-name="P1"><text:span text:style-name="T1">- Optionally, create lag or seasonal features.</text:span></text:p>
      <text:p text:style-name="P1"><text:span text:style-name="T1"><text:s/>5. Train-Test Split</text:span></text:p>
      <text:p text:style-name="P1"><text:span text:style-name="T1">- Split data chronologically into training and testing sets.</text:span></text:p>
      <text:p text:style-name="P1"><text:span text:style-name="T1">6. Model Development</text:span></text:p>
      <text:p text:style-name="P1"><text:span text:style-name="T1">- Fit a linear regression model:</text:span></text:p>
      <text:p text:style-name="P1"><text:span text:style-name="T1"><text:s text:c="2"/>```python</text:span></text:p>
      <text:p text:style-name="P1"><text:span text:style-name="T1"><text:s text:c="2"/>import statsmodels.api as sm</text:span></text:p>
      <text:p text:style-name="P1"><text:span text:style-name="T1"><text:s text:c="2"/>X = sm.add_constant(range(len(training_data)))<text:s text:c="2"/># Time index</text:span></text:p>
      <text:p text:style-name="P1"><text:span text:style-name="T1"><text:s text:c="2"/>y = training_data['birth_rate']</text:span></text:p>
      <text:p text:style-name="P1"><text:span text:style-name="T1"><text:s text:c="2"/>model = sm.OLS(y, X).fit()</text:span></text:p>
      <text:p text:style-name="P1"><text:span text:style-name="T1"><text:s/>7. Evaluate Model</text:span></text:p>
      <text:p text:style-name="P1"><text:span text:style-name="T1">- Evaluate performance with metrics like MAE, MSE, and R-squared.</text:span></text:p>
      <text:p text:style-name="P1"><text:span text:style-name="T1"><text:s text:c="2"/>python</text:span></text:p>
      <text:p text:style-name="P1"><text:span text:style-name="T1"><text:s text:c="2"/>predictions = model.predict(X_test)</text:span></text:p>
      <text:p text:style-name="P1"><text:span text:style-name="T1"><text:s text:c="2"/>from sklearn.metrics import mean_squared_error</text:span></text:p>
      <text:p text:style-name="P1"><text:span text:style-name="T1"><text:s text:c="2"/>mse = mean_squared_error(y_test, predictions)</text:span></text:p>
      <text:p text:style-name="P1"><text:span text:style-name="T1"><text:s text:c="2"/></text:span></text:p>
      <text:p text:style-name="P1"><text:span text:style-name="T1">import pandas as pd</text:span></text:p>
      <text:p text:style-name="P1"><text:span text:style-name="T1">import matplotlib.pyplot as plt</text:span></text:p>
      <text:p text:style-name="P1"><text:span text:style-name="T1">from sklearn.linear_model import LinearRegression</text:span></text:p>
      <text:p text:style-name="P1"><text:span text:style-name="T1">import numpy as np</text:span></text:p>
      <text:p text:style-name="P1"><text:span text:style-name="T1"/></text:p>
      <text:p text:style-name="P1"><text:span text:style-name="T1"># Load the dataset</text:span></text:p>
      <text:p text:style-name="P1"><text:span text:style-name="T1">file_path = r"C:\Users\Lenovo\Downloads\API_SP.DYN.TFRT.IN_DS2_EN_csv_v2_162 (2)\API_SP.DYN.TFRT.IN_DS2_EN_csv_v2_162.csv"</text:span></text:p>
      <text:p text:style-name="P1"><text:span text:style-name="T1">df = pd.read_csv(file_path, delimiter=',', skiprows=4, on_bad_lines='skip')</text:span></text:p>
      <text:p text:style-name="P1"><text:span text:style-name="T1"/></text:p>
      <text:p text:style-name="P1"><text:span text:style-name="T1"># Clean column names</text:span></text:p>
      <text:p text:style-name="P1"><text:span text:style-name="T1">df.columns = df.columns.str.replace('"', '').str.strip()</text:span></text:p>
      <text:p text:style-name="P1"><text:span text:style-name="T1"/></text:p>
      <text:p text:style-name="P1"><text:span text:style-name="T1"># Reshape data</text:span></text:p>
      <text:p text:style-name="P1"><text:span text:style-name="T1">df_long = pd.melt(df[['Country Name'] + [str(year) for year in range(1960, 2024)]],</text:span></text:p>
      <text:p text:style-name="P1"><text:span text:style-name="T1"><text:s text:c="18"/>id_vars=["Country Name"], var_name="Year", value_name="Birth Rate")</text:span></text:p>
      <text:p text:style-name="P1"><text:span text:style-name="T1">df_long['Year'] = pd.to_numeric(df_long['Year'])</text:span></text:p>
      <text:p text:style-name="P1"><text:span text:style-name="T1">df_long['Birth Rate'] = pd.to_numeric(df_long['Birth Rate'], errors='coerce')</text:span></text:p>
      <text:p text:style-name="P1"><text:span text:style-name="T1">df_long.dropna(subset=['Birth Rate'], inplace=True)</text:span></text:p>
      <text:p text:style-name="P1"><text:span text:style-name="T1"/></text:p>
      <text:p text:style-name="P1"><text:span text:style-name="T1"># Filter data for India</text:span></text:p>
      <text:p text:style-name="P1"><text:span text:style-name="T1">df_country = df_long[df_long['Country Name'] == 'India']</text:span></text:p>
      <text:p text:style-name="P1"><text:span text:style-name="T1"/></text:p>
      <text:p text:style-name="P1"><text:span text:style-name="T1"># Prepare data for Linear Regression</text:span></text:p>
      <text:p text:style-name="P1"><text:span text:style-name="T1">X = df_country[['Year']].values<text:s text:c="2"/># Independent variable (Years)</text:span></text:p>
      <text:p text:style-name="P1"><text:span text:style-name="T1">y = df_country['Birth Rate'].values<text:s text:c="2"/># Dependent variable (Birth Rate)</text:span></text:p>
      <text:p text:style-name="P1"><text:span text:style-name="T1"/></text:p>
      <text:p text:style-name="P1"><text:span text:style-name="T1"># Train Linear Regression model</text:span></text:p>
      <text:p text:style-name="P1"><text:span text:style-name="T1">model = LinearRegression()</text:span></text:p>
      <text:p text:style-name="P1"><text:span text:style-name="T1">model.fit(X, y)</text:span></text:p>
      <text:p text:style-name="P1"><text:span text:style-name="T1"/></text:p>
      <text:p text:style-name="P1"><text:span text:style-name="T1"># Forecast future birth rates (2024-2030)</text:span></text:p>
      <text:p text:style-name="P1"><text:span text:style-name="T1">future_years = np.array(range(2024, 2031)).reshape(-1, 1)</text:span></text:p>
      <text:p text:style-name="P1"><text:span text:style-name="T1">future_predictions = model.predict(future_years)</text:span></text:p>
      <text:p text:style-name="P1"><text:span text:style-name="T1"/></text:p>
      <text:p text:style-name="P1"><text:span text:style-name="T1"># Plot historical data</text:span></text:p>
      <text:p text:style-name="P1"><text:span text:style-name="T1">plt.figure(figsize=(10, 6))</text:span></text:p>
      <text:p text:style-name="P1"><text:span text:style-name="T1">plt.scatter(df_country['Year'], df_country['Birth Rate'], color='blue', label='Actual Data')</text:span></text:p>
      <text:p text:style-name="P1"><text:span text:style-name="T1">plt.plot(df_country['Year'], model.predict(X), color='red', linestyle='--', label='Regression Line')</text:span></text:p>
      <text:p text:style-name="P1"><text:span text:style-name="T1"/></text:p>
      <text:p text:style-name="P1"><text:span text:style-name="T1"># Plot predictions</text:span></text:p>
      <text:p text:style-name="P1"><text:span text:style-name="T1">plt.scatter(future_years, future_predictions, color='green', label='Predicted Data')</text:span></text:p>
      <text:p text:style-name="P1"><text:span text:style-name="T1">plt.plot(future_years, future_predictions, color='green', linestyle='--')</text:span></text:p>
      <text:p text:style-name="P1"><text:span text:style-name="T1"/></text:p>
      <text:p text:style-name="P1"><text:span text:style-name="T1"># Labels &amp; Title</text:span></text:p>
      <text:p text:style-name="P1"><text:span text:style-name="T1">plt.title('Birth Rate Forecasting for India (Linear Regression)')</text:span></text:p>
      <text:p text:style-name="P1"><text:span text:style-name="T1">plt.xlabel('Year')</text:span></text:p>
      <text:p text:style-name="P1"><text:span text:style-name="T1">plt.ylabel('Birth Rate (per 1000 people)')</text:span></text:p>
      <text:p text:style-name="P1"><text:span text:style-name="T1">plt.legend()</text:span></text:p>
      <text:p text:style-name="P1"><text:span text:style-name="T1">plt.grid(True)</text:span></text:p>
      <text:p text:style-name="P1"><text:span text:style-name="T1">plt.xticks(rotation=45)</text:span></text:p>
      <text:p text:style-name="P1"><text:span text:style-name="T1">plt.tight_layout()</text:span></text:p>
      <text:p text:style-name="P1"><text:span text:style-name="T1">plt.show()</text:span></text:p>
      <text:p text:style-name="P1"><text:span text:style-name="T1"/></text:p>
      <text:p text:style-name="P1"><text:span text:style-name="T1"># Print predictions</text:span></text:p>
      <text:p text:style-name="P1"><text:span text:style-name="T1">for year, rate in zip(future_years.flatten(), future_predictions):</text:span></text:p>
      <text:p text:style-name="P1"><text:span text:style-name="T1"><text:s/></text:span></text:p>
      <text:p text:style-name="P1"><text:span text:style-name="T1">RESULT:the prgram has been sucessfully executed</text:span></text:p>
      <text:p text:style-name="P1"><text:span text:style-name="T1"/></text:p>
      <text:p text:style-name="P1"><draw:frame text:anchor-type="as-char" svg:width="177.80mm" svg:height="105.66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